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3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g ogb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b obg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gr orb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b obr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 obr org</text:p>
          </table:table-cell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bg ogr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rb ogb</text:p>
          </table:table-cell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org obg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 ogr ob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.3" calcext:value-type="float">
            <text:p>6,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6:.B14])" office:value-type="float" office:value="2.55555555555556" calcext:value-type="float">
            <text:p>2,55555555555556</text:p>
          </table:table-cell>
          <table:table-cell table:formula="of:=AVERAGE([.C6:.C14])" office:value-type="float" office:value="482.625" calcext:value-type="float">
            <text:p>482,625</text:p>
          </table:table-cell>
          <table:table-cell table:formula="of:=AVERAGE([.D6:.D14])" office:value-type="float" office:value="4" calcext:value-type="float">
            <text:p>4</text:p>
          </table:table-cell>
          <table:table-cell table:number-columns-repeated="3"/>
          <table:table-cell table:formula="of:=AVERAGE([.H6:.H14])" office:value-type="float" office:value="3.11111111111111" calcext:value-type="float">
            <text:p>3,11111111111111</text:p>
          </table:table-cell>
          <table:table-cell table:formula="of:=AVERAGE([.I6:.I14])" office:value-type="float" office:value="31.3333333333333" calcext:value-type="float">
            <text:p>31,3333333333333</text:p>
          </table:table-cell>
          <table:table-cell table:formula="of:=AVERAGE([.J6:.J14])" office:value-type="float" office:value="4" calcext:value-type="float">
            <text:p>4</text:p>
          </table:table-cell>
          <table:table-cell table:formula="of:=AVERAGE([.K6:.K14])" office:value-type="float" office:value="1.22222222222222" calcext:value-type="float">
            <text:p>1,22222222222222</text:p>
          </table:table-cell>
        </table:table-row>
        <table:table-row table:style-name="ro1">
          <table:table-cell/>
          <table:table-cell table:formula="of:=STDEV([.B6:.B14])" office:value-type="float" office:value="1.0137937550497" calcext:value-type="float">
            <text:p>1,0137937550497</text:p>
          </table:table-cell>
          <table:table-cell table:formula="of:=STDEV([.C6:.C14])" office:value-type="float" office:value="180.627428307948" calcext:value-type="float">
            <text:p>180,627428307948</text:p>
          </table:table-cell>
          <table:table-cell table:formula="of:=STDEV([.D6:.D14])" office:value-type="float" office:value="0" calcext:value-type="float">
            <text:p>0</text:p>
          </table:table-cell>
          <table:table-cell table:number-columns-repeated="3"/>
          <table:table-cell table:formula="of:=STDEV([.H6:.H14])" office:value-type="float" office:value="1.43042340274169" calcext:value-type="float">
            <text:p>1,43042340274169</text:p>
          </table:table-cell>
          <table:table-cell table:formula="of:=STDEV([.I6:.I14])" office:value-type="float" office:value="9.09670269933013" calcext:value-type="float">
            <text:p>9,09670269933013</text:p>
          </table:table-cell>
          <table:table-cell table:formula="of:=STDEV([.J6:.J14])" office:value-type="float" office:value="0" calcext:value-type="float">
            <text:p>0</text:p>
          </table:table-cell>
          <table:table-cell table:formula="of:=STDEV([.K6:.K14])" office:value-type="float" office:value="0.440958551844098" calcext:value-type="float">
            <text:p>0,4409585518440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ort ogt obt</text:p>
          </table:table-cell>
          <table:table-cell office:value-type="float" office:value="21" calcext:value-type="float">
            <text:p>21</text:p>
          </table:table-cell>
          <table:table-cell office:value-type="float" office:value="16562" calcext:value-type="float">
            <text:p>165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7" calcext:value-type="float">
            <text:p>4,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ct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ct</text:p>
          </table:table-cell>
          <table:table-cell office:value-type="float" office:value="40" calcext:value-type="float">
            <text:p>40</text:p>
          </table:table-cell>
          <table:table-cell office:value-type="float" office:value="18110" calcext:value-type="float">
            <text:p>181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ct</text:p>
          </table:table-cell>
          <table:table-cell office:value-type="float" office:value="41" calcext:value-type="float">
            <text:p>41</text:p>
          </table:table-cell>
          <table:table-cell office:value-type="float" office:value="18824" calcext:value-type="float">
            <text:p>188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.2" calcext:value-type="float">
            <text:p>9,2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formula="of:=AVERAGE([.B22:.B24])" office:value-type="float" office:value="27" calcext:value-type="float">
            <text:p>27</text:p>
          </table:table-cell>
          <table:table-cell table:formula="of:=AVERAGE([.C22:.C24])" office:value-type="float" office:value="17090" calcext:value-type="float">
            <text:p>17090</text:p>
          </table:table-cell>
          <table:table-cell table:formula="of:=AVERAGE([.D22:.D24])" office:value-type="float" office:value="6" calcext:value-type="float">
            <text:p>6</text:p>
          </table:table-cell>
          <table:table-cell table:number-columns-repeated="3"/>
          <table:table-cell table:formula="of:=AVERAGE([.H22:.H25])" office:value-type="float" office:value="7.95" calcext:value-type="float">
            <text:p>7,95</text:p>
          </table:table-cell>
          <table:table-cell table:formula="of:=AVERAGE([.I22:.I25])" office:value-type="float" office:value="61" calcext:value-type="float">
            <text:p>61</text:p>
          </table:table-cell>
          <table:table-cell table:formula="of:=AVERAGE([.J22:.J25])" office:value-type="float" office:value="6" calcext:value-type="float">
            <text:p>6</text:p>
          </table:table-cell>
          <table:table-cell table:formula="of:=AVERAGE([.K22:.K25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22:.B24])" office:value-type="float" office:value="11.2694276695846" calcext:value-type="float">
            <text:p>11,2694276695846</text:p>
          </table:table-cell>
          <table:table-cell table:formula="of:=STDEV([.C22:.C24])" office:value-type="float" office:value="883.529286441598" calcext:value-type="float">
            <text:p>883,529286441598</text:p>
          </table:table-cell>
          <table:table-cell table:formula="of:=STDEV([.D22:.D24])" office:value-type="float" office:value="0" calcext:value-type="float">
            <text:p>0</text:p>
          </table:table-cell>
          <table:table-cell table:number-columns-repeated="3"/>
          <table:table-cell table:formula="of:=STDEV([.H22:.H25])" office:value-type="float" office:value="3.95516539898565" calcext:value-type="float">
            <text:p>3,95516539898565</text:p>
          </table:table-cell>
          <table:table-cell table:formula="of:=STDEV([.I22:.I25])" office:value-type="float" office:value="4" calcext:value-type="float">
            <text:p>4</text:p>
          </table:table-cell>
          <table:table-cell table:formula="of:=STDEV([.J22:.J25])" office:value-type="float" office:value="0" calcext:value-type="float">
            <text:p>0</text:p>
          </table:table-cell>
          <table:table-cell table:formula="of:=STDEV([.K22:.K25]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p2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office:value-type="string" calcext:value-type="string">
            <text:p>Complicated killed at</text:p>
          </table:table-cell>
          <table:table-cell office:value-type="string" calcext:value-type="string">
            <text:p>simplified killed a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all on tray</text:p>
          </table:table-cell>
          <table:table-cell office:value-type="float" office:value="11" calcext:value-type="float">
            <text:p>11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ort ogt ob2</text:p>
          </table:table-cell>
          <table:table-cell office:value-type="float" office:value="9" calcext:value-type="float">
            <text:p>9</text:p>
          </table:table-cell>
          <table:table-cell office:value-type="float" office:value="6551" calcext:value-type="float">
            <text:p>65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ort obt og2</text:p>
          </table:table-cell>
          <table:table-cell office:value-type="float" office:value="9" calcext:value-type="float">
            <text:p>9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ogt obt or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6" calcext:value-type="float">
            <text:p>4,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ort og2 ob2</text:p>
          </table:table-cell>
          <table:table-cell office:value-type="float" office:value="10" calcext:value-type="float">
            <text:p>10</text:p>
          </table:table-cell>
          <table:table-cell office:value-type="float" office:value="6561" calcext:value-type="float">
            <text:p>65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8" calcext:value-type="float">
            <text:p>4,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gt or2 ob2</text:p>
          </table:table-cell>
          <table:table-cell office:value-type="float" office:value="10" calcext:value-type="float">
            <text:p>10</text:p>
          </table:table-cell>
          <table:table-cell office:value-type="float" office:value="6851" calcext:value-type="float">
            <text:p>68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obt or2 og2</text:p>
          </table:table-cell>
          <table:table-cell office:value-type="float" office:value="10" calcext:value-type="float">
            <text:p>10</text:p>
          </table:table-cell>
          <table:table-cell office:value-type="float" office:value="6861" calcext:value-type="float">
            <text:p>686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all on table2</text:p>
          </table:table-cell>
          <table:table-cell office:value-type="float" office:value="11" calcext:value-type="float">
            <text:p>11</text:p>
          </table:table-cell>
          <table:table-cell office:value-type="float" office:value="6876" calcext:value-type="float">
            <text:p>687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AVERAGE([.B42:.B49])" office:value-type="float" office:value="10" calcext:value-type="float">
            <text:p>10</text:p>
          </table:table-cell>
          <table:table-cell table:formula="of:=AVERAGE([.C42:.C49])" office:value-type="float" office:value="6707.875" calcext:value-type="float">
            <text:p>6707,875</text:p>
          </table:table-cell>
          <table:table-cell table:formula="of:=AVERAGE([.D42:.D49])" office:value-type="float" office:value="6" calcext:value-type="float">
            <text:p>6</text:p>
          </table:table-cell>
          <table:table-cell table:number-columns-repeated="3"/>
          <table:table-cell table:formula="of:=AVERAGE([.H42:.H49])" office:value-type="float" office:value="4.3375" calcext:value-type="float">
            <text:p>4,3375</text:p>
          </table:table-cell>
          <table:table-cell table:formula="of:=AVERAGE([.I42:.I49])" office:value-type="float" office:value="51" calcext:value-type="float">
            <text:p>51</text:p>
          </table:table-cell>
          <table:table-cell table:formula="of:=AVERAGE([.J42:.J49])" office:value-type="float" office:value="6" calcext:value-type="float">
            <text:p>6</text:p>
          </table:table-cell>
          <table:table-cell table:formula="of:=AVERAGE([.K42:.K49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42:.B49])" office:value-type="float" office:value="0.755928946018454" calcext:value-type="float">
            <text:p>0,755928946018454</text:p>
          </table:table-cell>
          <table:table-cell table:formula="of:=STDEV([.C42:.C49])" office:value-type="float" office:value="162.589261198712" calcext:value-type="float">
            <text:p>162,589261198712</text:p>
          </table:table-cell>
          <table:table-cell table:formula="of:=STDEV([.D42:.D49])" office:value-type="float" office:value="0" calcext:value-type="float">
            <text:p>0</text:p>
          </table:table-cell>
          <table:table-cell table:number-columns-repeated="3"/>
          <table:table-cell table:formula="of:=STDEV([.H42:.H49])" office:value-type="float" office:value="0.483846197522666" calcext:value-type="float">
            <text:p>0,483846197522666</text:p>
          </table:table-cell>
          <table:table-cell table:formula="of:=STDEV([.I42:.I49])" office:value-type="float" office:value="0" calcext:value-type="float">
            <text:p>0</text:p>
          </table:table-cell>
          <table:table-cell table:formula="of:=STDEV([.J42:.J49])" office:value-type="float" office:value="0" calcext:value-type="float">
            <text:p>0</text:p>
          </table:table-cell>
          <table:table-cell table:formula="of:=STDEV([.K42:.K4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3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t</text:p>
          </table:table-cell>
          <table:table-cell office:value-type="float" office:value="39" calcext:value-type="float">
            <text:p>39</text:p>
          </table:table-cell>
          <table:table-cell office:value-type="float" office:value="18582" calcext:value-type="float">
            <text:p>185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r b g t</text:p>
          </table:table-cell>
          <table:table-cell office:value-type="float" office:value="52" calcext:value-type="float">
            <text:p>52</text:p>
          </table:table-cell>
          <table:table-cell office:value-type="float" office:value="18950" calcext:value-type="float">
            <text:p>189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 r b t </text:p>
          </table:table-cell>
          <table:table-cell office:value-type="float" office:value="40" calcext:value-type="float">
            <text:p>40</text:p>
          </table:table-cell>
          <table:table-cell office:value-type="float" office:value="18949" calcext:value-type="float">
            <text:p>189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 g b r t</text:p>
          </table:table-cell>
          <table:table-cell office:value-type="float" office:value="38" calcext:value-type="float">
            <text:p>38</text:p>
          </table:table-cell>
          <table:table-cell office:value-type="float" office:value="18952" calcext:value-type="float">
            <text:p>1895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b r g t</text:p>
          </table:table-cell>
          <table:table-cell office:value-type="float" office:value="39" calcext:value-type="float">
            <text:p>39</text:p>
          </table:table-cell>
          <table:table-cell office:value-type="float" office:value="18434" calcext:value-type="float">
            <text:p>184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b g r t</text:p>
          </table:table-cell>
          <table:table-cell office:value-type="float" office:value="37" calcext:value-type="float">
            <text:p>37</text:p>
          </table:table-cell>
          <table:table-cell office:value-type="float" office:value="18485" calcext:value-type="float">
            <text:p>1848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.9" calcext:value-type="float">
            <text:p>4,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58:.B63])" office:value-type="float" office:value="40.8333333333333" calcext:value-type="float">
            <text:p>40,8333333333333</text:p>
          </table:table-cell>
          <table:table-cell table:formula="of:=AVERAGE([.C58:.C63])" office:value-type="float" office:value="18725.3333333333" calcext:value-type="float">
            <text:p>18725,3333333333</text:p>
          </table:table-cell>
          <table:table-cell table:formula="of:=AVERAGE([.D58:.D60])" office:value-type="float" office:value="0" calcext:value-type="float">
            <text:p>0</text:p>
          </table:table-cell>
          <table:table-cell table:number-columns-repeated="3"/>
          <table:table-cell table:formula="of:=AVERAGE([.H58:.H63])" office:value-type="float" office:value="4.61666666666667" calcext:value-type="float">
            <text:p>4,61666666666667</text:p>
          </table:table-cell>
          <table:table-cell table:formula="of:=AVERAGE([.I58:.I63])" office:value-type="float" office:value="55.3333333333333" calcext:value-type="float">
            <text:p>55,3333333333333</text:p>
          </table:table-cell>
          <table:table-cell table:formula="of:=AVERAGE([.J58:.J63])" office:value-type="float" office:value="6" calcext:value-type="float">
            <text:p>6</text:p>
          </table:table-cell>
          <table:table-cell table:formula="of:=AVERAGE([.K58:.K63])" office:value-type="float" office:value="1.16666666666667" calcext:value-type="float">
            <text:p>1,16666666666667</text:p>
          </table:table-cell>
        </table:table-row>
        <table:table-row table:style-name="ro1">
          <table:table-cell/>
          <table:table-cell table:formula="of:=STDEV([.B58:.B63])" office:value-type="float" office:value="5.56477013601341" calcext:value-type="float">
            <text:p>5,56477013601341</text:p>
          </table:table-cell>
          <table:table-cell table:formula="of:=STDEV([.C58:.C63])" office:value-type="float" office:value="251.021645812999" calcext:value-type="float">
            <text:p>251,021645812999</text:p>
          </table:table-cell>
          <table:table-cell table:formula="of:=STDEV([.D58:.D60])" office:value-type="float" office:value="0" calcext:value-type="float">
            <text:p>0</text:p>
          </table:table-cell>
          <table:table-cell table:number-columns-repeated="3"/>
          <table:table-cell table:formula="of:=STDEV([.H58:.H63])" office:value-type="float" office:value="1.68927992549094" calcext:value-type="float">
            <text:p>1,68927992549094</text:p>
          </table:table-cell>
          <table:table-cell table:formula="of:=STDEV([.I58:.I63])" office:value-type="float" office:value="15.0421629650349" calcext:value-type="float">
            <text:p>15,0421629650349</text:p>
          </table:table-cell>
          <table:table-cell table:formula="of:=STDEV([.J58:.J63])" office:value-type="float" office:value="0" calcext:value-type="float">
            <text:p>0</text:p>
          </table:table-cell>
          <table:table-cell table:formula="of:=STDEV([.K58:.K63])" office:value-type="float" office:value="0.408248290463863" calcext:value-type="float">
            <text:p>0,408248290463863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xp5</text:p>
          </table:table-cell>
          <table:table-cell office:value-type="string" calcext:value-type="string">
            <text:p>LGP</text:p>
          </table:table-cell>
          <table:table-cell table:number-columns-repeated="5"/>
          <table:table-cell office:value-type="string" calcext:value-type="string">
            <text:p>New approach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on length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treesize</text:p>
          </table:table-cell>
          <table:table-cell office:value-type="string" calcext:value-type="string">
            <text:p>skeletin length</text:p>
          </table:table-cell>
          <table:table-cell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1 r g b y c t</text:p>
          </table:table-cell>
          <table:table-cell table:number-columns-repeated="6"/>
          <table:table-cell office:value-type="float" office:value="16.5" calcext:value-type="float">
            <text:p>16,5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y c b g r t</text:p>
          </table:table-cell>
          <table:table-cell table:number-columns-repeated="6"/>
          <table:table-cell office:value-type="float" office:value="8.2" calcext:value-type="float">
            <text:p>8,2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b r y c g t</text:p>
          </table:table-cell>
          <table:table-cell table:number-columns-repeated="6"/>
          <table:table-cell office:value-type="float" office:value="10.5" calcext:value-type="float">
            <text:p>10,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g c y r b t</text:p>
          </table:table-cell>
          <table:table-cell table:number-columns-repeated="6"/>
          <table:table-cell office:value-type="float" office:value="7.2" calcext:value-type="float">
            <text:p>7,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 b r y g t</text:p>
          </table:table-cell>
          <table:table-cell table:number-columns-repeated="6"/>
          <table:table-cell office:value-type="float" office:value="11.1" calcext:value-type="float">
            <text:p>11,1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r y g b c t</text:p>
          </table:table-cell>
          <table:table-cell table:number-columns-repeated="6"/>
          <table:table-cell office:value-type="float" office:value="7.9" calcext:value-type="float">
            <text:p>7,9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formula="of:=AVERAGE([.B75:.B77])" office:value-type="string" office:string-value="" calcext:value-type="error">
            <text:p>#DIV/0!</text:p>
          </table:table-cell>
          <table:table-cell table:formula="of:=AVERAGE([.C75:.C77])" office:value-type="string" office:string-value="" calcext:value-type="error">
            <text:p>#DIV/0!</text:p>
          </table:table-cell>
          <table:table-cell table:formula="of:=AVERAGE([.D75:.D77])" office:value-type="string" office:string-value="" calcext:value-type="error">
            <text:p>#DIV/0!</text:p>
          </table:table-cell>
          <table:table-cell table:number-columns-repeated="3"/>
          <table:table-cell table:formula="of:=AVERAGE([.H75:.H80])" office:value-type="float" office:value="10.2333333333333" calcext:value-type="float">
            <text:p>10,2333333333333</text:p>
          </table:table-cell>
          <table:table-cell table:formula="of:=AVERAGE([.I75:.I80])" office:value-type="float" office:value="119.666666666667" calcext:value-type="float">
            <text:p>119,666666666667</text:p>
          </table:table-cell>
          <table:table-cell table:formula="of:=AVERAGE([.J75:.J80])" office:value-type="float" office:value="10" calcext:value-type="float">
            <text:p>10</text:p>
          </table:table-cell>
          <table:table-cell table:formula="of:=AVERAGE([.K75:.K80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TDEV([.B75:.B77])" office:value-type="string" office:string-value="" calcext:value-type="error">
            <text:p>#DIV/0!</text:p>
          </table:table-cell>
          <table:table-cell table:formula="of:=STDEV([.C75:.C77])" office:value-type="string" office:string-value="" calcext:value-type="error">
            <text:p>#DIV/0!</text:p>
          </table:table-cell>
          <table:table-cell table:formula="of:=STDEV([.D75:.D77])" office:value-type="string" office:string-value="" calcext:value-type="error">
            <text:p>#DIV/0!</text:p>
          </table:table-cell>
          <table:table-cell table:number-columns-repeated="3"/>
          <table:table-cell table:formula="of:=STDEV([.H75:.H80])" office:value-type="float" office:value="3.4314234169899" calcext:value-type="float">
            <text:p>3,4314234169899</text:p>
          </table:table-cell>
          <table:table-cell table:formula="of:=STDEV([.I75:.I80])" office:value-type="float" office:value="1.75119007154183" calcext:value-type="float">
            <text:p>1,75119007154183</text:p>
          </table:table-cell>
          <table:table-cell table:formula="of:=STDEV([.J75:.J80])" office:value-type="float" office:value="0" calcext:value-type="float">
            <text:p>0</text:p>
          </table:table-cell>
          <table:table-cell table:formula="of:=STDEV([.K75:.K80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14:02:14.9408347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08:08:35.755664674</meta:creation-date>
    <dc:date>2020-02-21T15:38:19.136592681</dc:date>
    <meta:editing-duration>PT4H33M46S</meta:editing-duration>
    <meta:editing-cycles>98</meta:editing-cycles>
    <meta:generator>LibreOffice/6.0.7.3$Linux_X86_64 LibreOffice_project/00m0$Build-3</meta:generator>
    <meta:document-statistic meta:table-count="1" meta:cell-count="371" meta:object-count="0"/>
  </office:meta>
</office:document-meta>
</file>